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tion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ifest.getWarn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ibute.equals( Object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c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nifest.addConfiguredAttribute( Attribute attribu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ifest.getSec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.merge( Section sec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ttribute.set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ifest.merge( Manifes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MainS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writeValue( PrintWriter writer ,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nifest.getManifes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.get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write( Print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tion.read( BufferedReader r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anifest.addConfiguredSection( Section s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ifest.merge( Manifest other , boolean overwriteMa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ttribute.addContinuation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ifest.write( PrintWriter wr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ttribute.parse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tion.get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equals( Object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nifes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.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ifest.getDefaultManife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ttribute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ifes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c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tion.addConfiguredAttribute(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tion.addAttributeAndCheck( Attribute attribu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ection.getAttributeValue(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tion.remove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tion.getAttribute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.write( Print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Manifest( Reader 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ttribute.add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Se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tion.equals( Object rh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tion.storeAttribute( Attribute attrib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.Attribut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